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fe1" officeooo:paragraph-rsid="00082fe1"/>
    </style:style>
    <style:style style:name="P2" style:family="paragraph" style:parent-style-name="Standard">
      <style:text-properties officeooo:paragraph-rsid="00082fe1"/>
    </style:style>
    <style:style style:name="T1" style:family="text">
      <style:text-properties officeooo:rsid="00082fe1"/>
    </style:style>
    <style:style style:name="T2"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site URL: <text:a xlink:type="simple" xlink:href="https://hvejuun3r7va3oisy2xvs7tjkq0uvxae.lambda-url.us-east-1.on.aws/" text:style-name="Internet_20_link" text:visited-style-name="Visited_20_Internet_20_Link">https://hvejuun3r7va3oisy2xvs7tjkq0uvxae.lambda-url.us-east-1.on.aws/</text:a></text:p>
      <text:p text:style-name="P2"><text:span text:style-name="T1">Access Key ID: </text:span><text:span text:style-name="T3">AKIA4Y4VQJABZR34HNI6</text:span></text:p>
      <text:p text:style-name="P1">Secret Access Key: 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</text:p>
      <text:p text:style-name="P1">Solution: Create a Lambda Function “LambdaResizedDelete” with a trigger to S3 that has Event Type “All Object delete events” from original bucket. This means that whenever an object from the original bucket is deleted, this function is triggered and the image in the resized bucket is deleted to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09:57:08.734084117</meta:creation-date>
    <dc:date>2025-11-18T10:03:15.820599117</dc:date>
    <meta:editing-duration>PT6M8S</meta:editing-duration>
    <meta:editing-cycles>1</meta:editing-cycles>
    <meta:generator>LibreOffice/24.2.7.2$Linux_X86_64 LibreOffice_project/420$Build-2</meta:generator>
    <meta:document-statistic meta:table-count="0" meta:image-count="0" meta:object-count="0" meta:page-count="1" meta:paragraph-count="4" meta:word-count="59" meta:character-count="473" meta:non-whitespace-character-count="417"/>
  </office:meta>
</office:document-meta>
</file>